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18:26.311522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 | G135</text:p>
          </table:table-cell>
          <table:table-cell table:style-name="ce19" office:value-type="string" calcext:value-type="string">
            <text:p>G840 | R365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18:26.193528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18:26.193684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4-01T12:18:26.193815" calcext:value-type="date">
            <text:p>4/1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 v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18:24.148044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The Lining of Light</text:p>
          </table:table-cell>
          <table:table-cell table:style-name="ce19" office:value-type="string" calcext:value-type="string">
            <text:p>Darrell Grand Moultrie</text:p>
          </table:table-cell>
          <table:table-cell table:style-name="ce22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Stock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2H09M30S" calcext:value-type="time">
            <text:p>2:09:3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2:18:10.440947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4-01T12:18:26.018118994</dc:date>
    <meta:print-date>2011-03-18T12:21:47</meta:print-date>
    <meta:editing-cycles>104</meta:editing-cycles>
    <meta:editing-duration>PT15H12M23S</meta:editing-duration>
    <meta:generator>LibreOffice/4.3.3.2$Linux_X86_64 LibreOffice_project/430m0$Build-2</meta:generator>
    <meta:document-statistic meta:table-count="5" meta:cell-count="649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